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6.572cm"/>
    </style:style>
    <style:style style:name="co7" style:family="table-column">
      <style:table-column-properties fo:break-before="auto" style:column-width="16.461cm"/>
    </style:style>
    <style:style style:name="co8" style:family="table-column">
      <style:table-column-properties fo:break-before="auto" style:column-width="16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7"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7"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o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ri</text:p>
          </table:table-cell>
          <table:table-cell office:value-type="string">
            <text:p>Print off 7 papers on CRFs/RN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at</text:p>
          </table:table-cell>
          <table:table-cell office:value-type="string">
            <text:p>Make 2 week plan to prese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Mon</text:p>
          </table:table-cell>
          <table:table-cell office:value-type="string">
            <text:p>Read / make notes from 1 pap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2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13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4<text:span text:style-name="T1">th</text:span> Apr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5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M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2" office:value-type="string">
            <text:p>16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7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2" office:value-type="string">
            <text:p>18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2" office:value-type="string">
            <text:p>19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2" office:value-type="string">
            <text:p>20<text:span text:style-name="T1">th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2" office:value-type="string">
            <text:p>21<text:span text:style-name="T1">st</text:span> Apr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2" office:value-type="string">
            <text:p>22<text:span text:style-name="T1">nd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2" office:value-type="string">
            <text:p>23<text:span text:style-name="T1">rd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2" office:value-type="string">
            <text:p>24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2" office:value-type="string">
            <text:p>25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table:style-name="ce2" office:value-type="string">
            <text:p>26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ri</text:p>
          </table:table-cell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Type up and make import points from: “CRFs as RNNs”</text:p>
          </table:table-cell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/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at</text:p>
          </table:table-cell>
          <table:table-cell office:value-type="string">
            <text:p>Type up and make import points from: “CRFs for AR in Smart Environments”</text:p>
          </table:table-cell>
          <table:table-cell office:value-type="string">
            <text:p>Type up and make import points from: “Deep, Conv, and Recurrent Models for HAR using Wearables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un</text:p>
          </table:table-cell>
          <table:table-cell office:value-type="string">
            <text:p>Paper review: “Deep Recurrent NN for Mobile HAR with High Throughput”</text:p>
          </table:table-cell>
          <table:table-cell office:value-type="string">
            <text:p>Find, print, file, and make plan for papers regarding RNNs for HAR</text:p>
          </table:table-cell>
          <table:table-cell office:value-type="string">
            <text:p>Paper review: “Hidden CRFs for Gesture Recognition”</text:p>
          </table:table-cell>
          <table:table-cell/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Tues</text:p>
          </table:table-cell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Programming: Download/setup suit data and create diffs plot func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1<text:span text:style-name="T1">st</text:span> May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Wed</text:p>
          </table:table-cell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Programming: add function to extract statistical features of joint files + print results to separate .csv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2<text:span text:style-name="T1">nd</text:span> May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Programming: create extract/dynamic visualisation functions for all-data fi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3<text:span text:style-name="T1">rd</text:span> May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ri</text:p>
          </table:table-cell>
          <table:table-cell office:value-type="string">
            <text:p>Programming: setup classes for different file types, comment all code, and comm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2" office:value-type="string">
            <text:p>4<text:span text:style-name="T1">th</text:span> May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at</text:p>
          </table:table-cell>
          <table:table-cell office:value-type="string">
            <text:p>Programming: create AD function for accel/magnet/position statistical analysis</text:p>
          </table:table-cell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<text:span text:style-name="T2">Type up and make import points from</text:span>: “Hidden CRFs for Gesture Recognition”</text:p>
          </table:table-cell>
          <table:table-cell/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2" office:value-type="string">
            <text:p>5<text:span text:style-name="T1">th</text:span> May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Sun</text:p>
          </table:table-cell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6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Mon</text:p>
          </table:table-cell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Make presentation of 2 weeks inc: suit data format, .py script, next step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7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Tues</text:p>
          </table:table-cell>
          <table:table-cell office:value-type="string">
            <text:p>Program: swap order of col label to be: measure, feature, axis, stat</text:p>
          </table:table-cell>
          <table:table-cell office:value-type="string">
            <text:p>Program: create dict mapping from measure name to seg/joint/sens names</text:p>
          </table:table-cell>
          <table:table-cell office:value-type="string">
            <text:p>Program: add command line functionality and arguments</text:p>
          </table:table-cell>
          <table:table-cell office:value-type="string">
            <text:p>Program: fix crashes-on-close problem with pyplot windows</text:p>
          </table:table-cell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8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Wed</text:p>
          </table:table-cell>
          <table:table-cell office:value-type="string">
            <text:p>Go to group meet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2" office:value-type="string">
            <text:p>9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5" office:value-type="string">
            <text:p>Thurs</text:p>
          </table:table-cell>
          <table:table-cell office:value-type="string">
            <text:p>Add name of file to output col (i.e. one col for if HC or D 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2" office:value-type="string">
            <text:p>10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2" office:value-type="string">
            <text:p>11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2" office:value-type="string">
            <text:p>12<text:span text:style-name="T1">th</text:span> May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2" office:value-type="string">
            <text:p>13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2" office:value-type="string">
            <text:p>14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setup classes for different file types, comment all code, and commit</text:p>
          </table:table-cell>
          <table:table-cell office:value-type="string">
            <text:p>3<text:span text:style-name="T1">rd</text:span> May</text:p>
          </table:table-cell>
          <table:table-cell/>
          <table:table-cell table:style-name="ce2" office:value-type="string">
            <text:p>15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create AD function for accel/magnet/position statistical analysis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6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7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Hidden CRFs for Gesture Recognition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8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19<text:span text:style-name="T1">th</text:span> May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20<text:span text:style-name="T1">th</text:span> May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21<text:span text:style-name="T1">st</text:span> May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2" office:value-type="string">
            <text:p>22<text:span text:style-name="T1">nd</text:span> May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Make presentation of 2 weeks inc: suit data format, .py script, next steps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2" office:value-type="string">
            <text:p>23<text:span text:style-name="T1">rd</text:span> May</text:p>
          </table:table-cell>
          <table:table-cell table:style-name="ce2"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 office:value-type="string">
            <text:p>6<text:span text:style-name="T1">th</text:span> May</text:p>
          </table:table-cell>
          <table:table-cell office:value-type="string">
            <text:p>Program: swap order of col label to be: measure, feature, axis, stat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4<text:span text:style-name="T1">th</text:span> May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 office:value-type="string">
            <text:p>7<text:span text:style-name="T1">th</text:span> May</text:p>
          </table:table-cell>
          <table:table-cell office:value-type="string">
            <text:p>Program: create dict mapping from measure name to seg/joint/sens name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5<text:span text:style-name="T1">th</text:span> May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 office:value-type="string">
            <text:p>7<text:span text:style-name="T1">th</text:span> May</text:p>
          </table:table-cell>
          <table:table-cell office:value-type="string">
            <text:p>Program: add command line functionality and argument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6<text:span text:style-name="T1">th</text:span> May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 office:value-type="string">
            <text:p>7<text:span text:style-name="T1">th</text:span> May</text:p>
          </table:table-cell>
          <table:table-cell office:value-type="string">
            <text:p>Program: fix crashes-on-close problem with pyplot window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7<text:span text:style-name="T1">th</text:span> May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 to group meeting</text:p>
          </table:table-cell>
          <table:table-cell office:value-type="string">
            <text:p>8<text:span text:style-name="T1">th</text:span> May</text:p>
          </table:table-cell>
          <table:table-cell/>
          <table:table-cell table:style-name="ce2" office:value-type="string">
            <text:p>28<text:span text:style-name="T1">th</text:span> May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name of file to output col (i.e. one col for if HC or D file)</text:p>
          </table:table-cell>
          <table:table-cell office:value-type="string">
            <text:p>9<text:span text:style-name="T1">th</text:span> May</text:p>
          </table:table-cell>
          <table:table-cell/>
          <table:table-cell table:style-name="ce2" office:value-type="string">
            <text:p>29<text:span text:style-name="T1">th</text:span> May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30<text:span text:style-name="T1">th</text:span> May</text:p>
          </table:table-cell>
          <table:table-cell table:style-name="ce2"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31<text:span text:style-name="T1">st</text:span> May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Week Plan: 9<text:span text:style-name="T1">th</text:span> May - 15<text:span text:style-name="T1">th</text:span> May</text:p>
          </table:table-cell>
          <table:table-cell table:number-columns-repeated="9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write class structure (separate script) as inheritance for AllDataFile and JointAngleFile object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mplement 'write to data dict' called by both 'write_stat' methods as single function in template clas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d option to 'split up the input JA/AD file w/ 'HC'/'D' labels into numerous files w/ same labe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d function that checks for behaviour abnormality over all features for each file writte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dd other stat features (covariance between same dim diff feature, etc.)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ke display 3D pos plot run in real-tim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mplement basic RNN model with .csv output fil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mplement basic CRF model with .csv output file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>
            <text:p>Paper Review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 + type: “Differential RNNs for Action Recognition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 + type: “Long-term Recurrent Convolutional Networks for Visual Recognition and Description”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 + type: “Spatio-Temporal LSTM with Trust Gates for 3D HAR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Sequential Deep Learning for Human Action Recognition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Co-Occurrence Feature Learning for Skeleton Based AR using Regularized DLSTM Networks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Online Detection and Classification of Dynamic Hand Gestures with Recurrent 3D CNNs”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Models for Contextual Human Motion Recognition”</text:span>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Conditional Random People: Tracking Humans with CRFs and Grid Filters”</text:span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Deep Convolutional and LSTM Recurrent NNs for Multimodal Wearable AR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HAR and Pattern Discovery”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>
            <text:p>Other Project Stuff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iterature review (1<text:span text:style-name="T1">st</text:span> half): summary of CRFs, summary of RNNs, how they can be used together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Literature review (2<text:span text:style-name="T1">nd</text:span> half): how CRFs/RNNs are adapted to HAR, some pros/cons of each model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resentation (1<text:span text:style-name="T1">st</text:span> half): Applicability of CRFs and RNNs to project, using CRFs/RNNs together, programming thus/far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Presentation (2<text:span text:style-name="T1">nd</text:span> half): Immediate next steps (over next 2 weeks), further project direction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2">12/05/2019</text:date>, <text:time>03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12T03:45:36.57</dc:date>
    <meta:editing-duration>PT16H33M57S</meta:editing-duration>
    <meta:editing-cycles>85</meta:editing-cycles>
    <meta:generator>OpenOffice/4.1.5$Win32 OpenOffice.org_project/415m1$Build-9789</meta:generator>
    <meta:document-statistic meta:table-count="3" meta:cell-count="387" meta:object-count="0"/>
  </office:meta>
</office:document-meta>
</file>